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mm" svg:height="90.04mm" svg:x="157.69mm" svg:y="5.58mm">
            <loext:p draw:notify-on-update-of-ranges="Feuille1.A17:Feuille1.A19 Feuille1.B16:Feuille1.B16 Feuille1.B17:Feuille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4mm" svg:x="155.22mm" svg:y="119mm">
            <loext:p draw:notify-on-update-of-ranges="Feuille1.A42:Feuille1.A44 Feuille1.B41:Feuille1.B41 Feuille1.B42:Feuille1.B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chier operations-2043</text:p>
          </table:table-cell>
          <table:table-cell/>
          <table:table-cell office:value-type="string" calcext:value-type="string">
            <text:p>500 o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ode secur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serveurs</text:p>
          </table:table-cell>
          <table:table-cell table:number-columns-repeated="2" office:value-type="string" calcext:value-type="string">
            <text:p>Q=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2181" calcext:value-type="float">
            <text:p>2181</text:p>
          </table:table-cell>
          <table:table-cell office:value-type="float" office:value="2170" calcext:value-type="float">
            <text:p>2170</text:p>
          </table:table-cell>
          <table:table-cell office:value-type="float" office:value="2173" calcext:value-type="float">
            <text:p>2173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5:.D5])" office:value-type="float" office:value="2174.66666666667" calcext:value-type="float">
            <text:p>2 174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 serveurs</text:p>
          </table:table-cell>
          <table:table-cell table:number-columns-repeated="2" office:value-type="string" calcext:value-type="string">
            <text:p>Q=3</text:p>
          </table:table-cell>
          <table:table-cell office:value-type="string" calcext:value-type="string">
            <text:p>Q=4</text:p>
          </table:table-cell>
          <table:table-cell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1275" calcext:value-type="float">
            <text:p>1275</text:p>
          </table:table-cell>
          <table:table-cell office:value-type="float" office:value="1209" calcext:value-type="float">
            <text:p>1209</text:p>
          </table:table-cell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9:.D9])" office:value-type="float" office:value="1254" calcext:value-type="float">
            <text:p>1 254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4 serveurs</text:p>
          </table:table-cell>
          <table:table-cell table:number-columns-repeated="4" office:value-type="string" calcext:value-type="string">
            <text:p>Q=3</text:p>
          </table:table-cell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910" calcext:value-type="float">
            <text:p>910</text:p>
          </table:table-cell>
          <table:table-cell office:value-type="float" office:value="927" calcext:value-type="float">
            <text:p>927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13:.D13])" office:value-type="float" office:value="905" calcext:value-type="float">
            <text:p>905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ombre de serveurs</text:p>
          </table:table-cell>
          <table:table-cell table:style-name="ce2" office:value-type="string" calcext:value-type="string">
            <text:p>Temp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4.67" calcext:value-type="float">
            <text:p>2174,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5" calcext:value-type="float">
            <text:p>905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>
            <text:p>Mode non secur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serveurs</text:p>
          </table:table-cell>
          <table:table-cell office:value-type="string" calcext:value-type="string">
            <text:p>Q=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M=0</text:p>
          </table:table-cell>
          <table:table-cell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678" calcext:value-type="float">
            <text:p>2678</text:p>
          </table:table-cell>
          <table:table-cell office:value-type="float" office:value="2803" calcext:value-type="float">
            <text:p>28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0:.C30])" office:value-type="float" office:value="2664" calcext:value-type="float">
            <text:p>2 664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=0</text:p>
          </table:table-cell>
          <table:table-cell office:value-type="string" calcext:value-type="string">
            <text:p>M=50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396" calcext:value-type="float">
            <text:p>3396</text:p>
          </table:table-cell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4:.C34])" office:value-type="float" office:value="3178.66666666667" calcext:value-type="float">
            <text:p>3 178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=0</text:p>
          </table:table-cell>
          <table:table-cell office:value-type="string" calcext:value-type="string">
            <text:p>M=80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3278" calcext:value-type="float">
            <text:p>3278</text:p>
          </table:table-cell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8:.C38])" office:value-type="float" office:value="3550.33333333333" calcext:value-type="float">
            <text:p>3 550,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emp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78.67" calcext:value-type="float">
            <text:p>3178,6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50.33" calcext:value-type="float">
            <text:p>3550,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00-00-00</text:date>, <text:time style:data-style-name="N2" text:time-value="16:23:18.359027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13:41.554214970</meta:creation-date>
    <dc:date>2017-11-08T16:33:04.977218158</dc:date>
    <meta:editing-duration>PT1H11M29S</meta:editing-duration>
    <meta:editing-cycles>4</meta:editing-cycles>
    <meta:generator>LibreOffice/5.2.7.2$Linux_X86_64 LibreOffice_project/20$Build-2</meta:generator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4.419cm" svg:y="0.316cm" chart:style-name="ch2">
          <text:p>Temps execution en mode securise</text:p>
        </chart:title>
        <chart:plot-area chart:style-name="ch3" table:cell-range-address="Feuille1.A16:Feuille1.B19" chart:data-source-has-labels="both" svg:x="1.33cm" svg:y="1.275cm" svg:width="14.342cm" svg:height="6.569cm">
          <chartooo:coordinate-region svg:x="2.322cm" svg:y="1.474cm" svg:width="13.257cm" svg:height="5.723cm"/>
          <chart:axis chart:dimension="x" chart:name="primary-x" chart:style-name="ch4" chartooo:axis-type="auto">
            <chartooo:date-scale/>
            <chart:title svg:x="7.346cm" svg:y="8.024cm" chart:style-name="ch5">
              <text:p>Nb de serveurs</text:p>
            </chart:title>
            <chart:categories table:cell-range-address="Feuille1.A17:Feuille1.A19"/>
            <chart:grid chart:style-name="ch6" chart:class="major"/>
          </chart:axis>
          <chart:axis chart:dimension="y" chart:name="primary-y" chart:style-name="ch4">
            <chart:title svg:x="0.451cm" svg:y="5.436cm" chart:style-name="ch7">
              <text:p>Temps (ms)</text:p>
            </chart:title>
            <chart:grid chart:style-name="ch6" chart:class="major"/>
          </chart:axis>
          <chart:series chart:style-name="ch8" chart:values-cell-range-address="Feuille1.B17:Feuille1.B19" chart:label-cell-address="Feuille1.B16:Feuille1.B1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Feuille1.B16:Feuille1.B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1.A17:Feuille1.A19</svg:desc>
                </draw:g>
              </table:table-cell>
              <table:table-cell office:value-type="float" office:value="2174.67">
                <text:p>2174.67</text:p>
                <draw:g>
                  <svg:desc>Feuille1.B17:Feuille1.B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05">
                <text:p>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3.996cm" svg:y="0.316cm" chart:style-name="ch2">
          <text:p>Temps execution en mode non securise</text:p>
        </chart:title>
        <chart:plot-area chart:style-name="ch3" table:cell-range-address="Feuille1.A41:Feuille1.B44" chart:data-source-has-labels="both" svg:x="1.33cm" svg:y="1.275cm" svg:width="14.341cm" svg:height="6.569cm">
          <chartooo:coordinate-region svg:x="2.322cm" svg:y="1.474cm" svg:width="13.162cm" svg:height="5.723cm"/>
          <chart:axis chart:dimension="x" chart:name="primary-x" chart:style-name="ch4" chartooo:axis-type="auto">
            <chartooo:date-scale/>
            <chart:title svg:x="6.776cm" svg:y="8.024cm" chart:style-name="ch5">
              <text:p>M du serveur malicieux</text:p>
            </chart:title>
            <chart:categories table:cell-range-address="Feuille1.A42:Feuille1.A44"/>
            <chart:grid chart:style-name="ch6" chart:class="major"/>
          </chart:axis>
          <chart:axis chart:dimension="y" chart:name="primary-y" chart:style-name="ch4">
            <chart:title svg:x="0.451cm" svg:y="5.436cm" chart:style-name="ch7">
              <text:p>Temps (ms)</text:p>
            </chart:title>
            <chart:grid chart:style-name="ch6" chart:class="major"/>
          </chart:axis>
          <chart:series chart:style-name="ch8" chart:values-cell-range-address="Feuille1.B42:Feuille1.B44" chart:label-cell-address="Feuille1.B41:Feuille1.B4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Feuille1.B41:Feuille1.B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42:Feuille1.A44</svg:desc>
                </draw:g>
              </table:table-cell>
              <table:table-cell office:value-type="float" office:value="2664">
                <text:p>2664</text:p>
                <draw:g>
                  <svg:desc>Feuille1.B42:Feuille1.B4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78.67">
                <text:p>3178.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50.33">
                <text:p>355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